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9A00000022B4B3BB83.png"/>
  <manifest:file-entry manifest:media-type="image/png" manifest:full-path="Pictures/100000000000008A000000339959B7D2.png"/>
  <manifest:file-entry manifest:media-type="image/png" manifest:full-path="Pictures/100000000000009A0000002209F017D8.png"/>
  <manifest:file-entry manifest:media-type="image/png" manifest:full-path="Pictures/100000000000008A00000033D1277A47.png"/>
  <manifest:file-entry manifest:media-type="image/png" manifest:full-path="Pictures/100000000000009A00000022E053ABF8.png"/>
  <manifest:file-entry manifest:media-type="image/png" manifest:full-path="Pictures/100000000000009A000000228E22A6FE.png"/>
  <manifest:file-entry manifest:media-type="image/png" manifest:full-path="Pictures/100000000000008A00000033AFA477A4.png"/>
  <manifest:file-entry manifest:media-type="image/png" manifest:full-path="Pictures/100000000000009A00000022DCB474FE.png"/>
  <manifest:file-entry manifest:media-type="image/png" manifest:full-path="Pictures/100000000000009A0000002234A490C2.png"/>
  <manifest:file-entry manifest:media-type="image/png" manifest:full-path="Pictures/100000000000008A0000003334F4740F.png"/>
  <manifest:file-entry manifest:media-type="image/png" manifest:full-path="Pictures/100000000000009A000000229326920F.png"/>
  <manifest:file-entry manifest:media-type="image/png" manifest:full-path="Pictures/100000000000008A00000033E4BAECF8.png"/>
  <manifest:file-entry manifest:media-type="image/png" manifest:full-path="Pictures/100000000000009A000000227899F8F0.png"/>
  <manifest:file-entry manifest:media-type="image/png" manifest:full-path="Pictures/100000000000009A0000002236468973.png"/>
  <manifest:file-entry manifest:media-type="image/png" manifest:full-path="Pictures/100000000000009A000000221D59EB2F.png"/>
  <manifest:file-entry manifest:media-type="image/png" manifest:full-path="Pictures/100000000000009A000000225C3E744E.png"/>
  <manifest:file-entry manifest:media-type="image/png" manifest:full-path="Pictures/100000000000009A000000226158BE0F.png"/>
  <manifest:file-entry manifest:media-type="image/png" manifest:full-path="Pictures/100000000000009A0000002236626A52.png"/>
  <manifest:file-entry manifest:media-type="image/png" manifest:full-path="Pictures/100000000000009A000000223CA75E70.png"/>
  <manifest:file-entry manifest:media-type="image/png" manifest:full-path="Pictures/100000000000008A000000336C86D7AA.png"/>
  <manifest:file-entry manifest:media-type="image/png" manifest:full-path="Pictures/100000000000009A000000224EFED86C.png"/>
  <manifest:file-entry manifest:media-type="image/png" manifest:full-path="Pictures/100000000000008A0000003359853B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Nimbus Sans L'" style:font-family-generic="swiss" style:font-pitch="variabl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paragraph-properties fo:text-align="center"/>
      <style:text-properties fo:color="#ffffff" fo:font-family="'Nimbus Sans L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ffffff" fo:font-family="'Nimbus Sans L'" style:font-family-generic="swiss" style:font-pitch="variabl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fo:color="#ffffff" fo:font-family="'Nimbus Sans L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3.63cm" svg:height="1.32cm" svg:x="1.762cm" svg:y="2.397cm">
          <text:p text:style-name="P1"><text:span text:style-name="T1">Not b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3.632cm" svg:height="1.322cm" svg:x="1.762cm" svg:y="9.636cm">
          <draw:image xlink:href="Pictures/100000000000008A00000033AFA477A4.png" xlink:type="simple" xlink:show="embed" xlink:actuate="onLoad">
            <text:p/>
          </draw:image>
        </draw:frame>
        <draw:frame draw:style-name="gr2" draw:text-style-name="P1" draw:layer="layout" svg:width="3.632cm" svg:height="1.322cm" svg:x="2.143cm" svg:y="19.034cm">
          <draw:image xlink:href="Pictures/100000000000008A0000003334F4740F.png" xlink:type="simple" xlink:show="embed" xlink:actuate="onLoad">
            <text:p/>
          </draw:image>
        </draw:frame>
        <draw:frame draw:style-name="gr2" draw:text-style-name="P1" draw:layer="layout" svg:width="3.632cm" svg:height="1.322cm" svg:x="1.659cm" svg:y="5.619cm">
          <draw:image xlink:href="Pictures/100000000000008A000000336C86D7AA.png" xlink:type="simple" xlink:show="embed" xlink:actuate="onLoad">
            <text:p/>
          </draw:image>
        </draw:frame>
        <draw:frame draw:style-name="gr2" draw:text-style-name="P1" draw:layer="layout" svg:width="3.632cm" svg:height="1.322cm" svg:x="2.194cm" svg:y="14.843cm">
          <draw:image xlink:href="Pictures/100000000000008A0000003359853B08.png" xlink:type="simple" xlink:show="embed" xlink:actuate="onLoad">
            <text:p/>
          </draw:image>
        </draw:frame>
        <draw:frame draw:style-name="gr2" draw:text-style-name="P1" draw:layer="layout" svg:width="3.632cm" svg:height="1.322cm" svg:x="2.194cm" svg:y="23.225cm">
          <draw:image xlink:href="Pictures/100000000000008A00000033D1277A47.png" xlink:type="simple" xlink:show="embed" xlink:actuate="onLoad">
            <text:p/>
          </draw:image>
        </draw:frame>
        <draw:custom-shape draw:style-name="gr3" draw:text-style-name="P3" draw:layer="layout" svg:width="4.04cm" svg:height="0.863cm" svg:x="12.327cm" svg:y="2.55cm">
          <text:p text:style-name="P1"><text:span text:style-name="T2">Not bmap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042cm" svg:height="0.865cm" svg:x="12.325cm" svg:y="20.304cm">
          <draw:image xlink:href="Pictures/100000000000009A000000223CA75E70.png" xlink:type="simple" xlink:show="embed" xlink:actuate="onLoad">
            <text:p/>
          </draw:image>
        </draw:frame>
        <draw:frame draw:style-name="gr2" draw:text-style-name="P1" draw:layer="layout" svg:width="4.042cm" svg:height="0.865cm" svg:x="12.198cm" svg:y="25.451cm">
          <draw:image xlink:href="Pictures/100000000000009A00000022E053ABF8.png" xlink:type="simple" xlink:show="embed" xlink:actuate="onLoad">
            <text:p/>
          </draw:image>
        </draw:frame>
        <draw:frame draw:style-name="gr2" draw:text-style-name="P1" draw:layer="layout" svg:width="4.042cm" svg:height="0.865cm" svg:x="12.303cm" svg:y="7.477cm">
          <draw:image xlink:href="Pictures/100000000000009A000000226158BE0F.png" xlink:type="simple" xlink:show="embed" xlink:actuate="onLoad">
            <text:p/>
          </draw:image>
        </draw:frame>
        <draw:frame draw:style-name="gr2" draw:text-style-name="P1" draw:layer="layout" svg:width="4.042cm" svg:height="0.865cm" svg:x="12.263cm" svg:y="6.08cm">
          <draw:image xlink:href="Pictures/100000000000009A000000228E22A6FE.png" xlink:type="simple" xlink:show="embed" xlink:actuate="onLoad">
            <text:p/>
          </draw:image>
        </draw:frame>
        <draw:frame draw:style-name="gr2" draw:text-style-name="P1" draw:layer="layout" svg:width="4.042cm" svg:height="0.865cm" svg:x="12.198cm" svg:y="4.937cm">
          <draw:image xlink:href="Pictures/100000000000009A000000229326920F.png" xlink:type="simple" xlink:show="embed" xlink:actuate="onLoad">
            <text:p/>
          </draw:image>
        </draw:frame>
        <draw:frame draw:style-name="gr2" draw:text-style-name="P1" draw:layer="layout" svg:width="4.042cm" svg:height="0.865cm" svg:x="12.199cm" svg:y="12.047cm">
          <draw:image xlink:href="Pictures/100000000000009A00000022B4B3BB83.png" xlink:type="simple" xlink:show="embed" xlink:actuate="onLoad">
            <text:p/>
          </draw:image>
        </draw:frame>
        <draw:frame draw:style-name="gr2" draw:text-style-name="P1" draw:layer="layout" svg:width="4.042cm" svg:height="0.865cm" svg:x="12.199cm" svg:y="10.549cm">
          <draw:image xlink:href="Pictures/100000000000009A000000227899F8F0.png" xlink:type="simple" xlink:show="embed" xlink:actuate="onLoad">
            <text:p/>
          </draw:image>
        </draw:frame>
        <draw:frame draw:style-name="gr2" draw:text-style-name="P1" draw:layer="layout" svg:width="4.042cm" svg:height="0.865cm" svg:x="12.328cm" svg:y="9.14cm">
          <draw:image xlink:href="Pictures/100000000000009A000000224EFED86C.png" xlink:type="simple" xlink:show="embed" xlink:actuate="onLoad">
            <text:p/>
          </draw:image>
        </draw:frame>
        <draw:frame draw:style-name="gr2" draw:text-style-name="P1" draw:layer="layout" svg:width="4.042cm" svg:height="0.865cm" svg:x="12.175cm" svg:y="17.254cm">
          <draw:image xlink:href="Pictures/100000000000009A0000002236468973.png" xlink:type="simple" xlink:show="embed" xlink:actuate="onLoad">
            <text:p/>
          </draw:image>
        </draw:frame>
        <draw:frame draw:style-name="gr2" draw:text-style-name="P1" draw:layer="layout" svg:width="4.042cm" svg:height="0.865cm" svg:x="12.302cm" svg:y="15.756cm">
          <draw:image xlink:href="Pictures/100000000000009A000000221D59EB2F.png" xlink:type="simple" xlink:show="embed" xlink:actuate="onLoad">
            <text:p/>
          </draw:image>
        </draw:frame>
        <draw:frame draw:style-name="gr2" draw:text-style-name="P1" draw:layer="layout" svg:width="4.042cm" svg:height="0.865cm" svg:x="12.302cm" svg:y="14.206cm">
          <draw:image xlink:href="Pictures/100000000000009A000000225C3E744E.png" xlink:type="simple" xlink:show="embed" xlink:actuate="onLoad">
            <text:p/>
          </draw:image>
        </draw:frame>
        <draw:frame draw:style-name="gr2" draw:text-style-name="P1" draw:layer="layout" svg:width="4.042cm" svg:height="0.865cm" svg:x="12.199cm" svg:y="21.598cm">
          <draw:image xlink:href="Pictures/100000000000009A0000002236626A52.png" xlink:type="simple" xlink:show="embed" xlink:actuate="onLoad">
            <text:p/>
          </draw:image>
        </draw:frame>
        <draw:frame draw:style-name="gr2" draw:text-style-name="P1" draw:layer="layout" svg:width="4.042cm" svg:height="0.865cm" svg:x="12.199cm" svg:y="19.159cm">
          <draw:image xlink:href="Pictures/100000000000009A0000002234A490C2.png" xlink:type="simple" xlink:show="embed" xlink:actuate="onLoad">
            <text:p/>
          </draw:image>
        </draw:frame>
        <draw:frame draw:style-name="gr2" draw:text-style-name="P1" draw:layer="layout" svg:width="4.042cm" svg:height="0.865cm" svg:x="12.302cm" svg:y="24.265cm">
          <draw:image xlink:href="Pictures/100000000000009A0000002209F017D8.png" xlink:type="simple" xlink:show="embed" xlink:actuate="onLoad">
            <text:p/>
          </draw:image>
        </draw:frame>
        <draw:frame draw:style-name="gr2" draw:text-style-name="P1" draw:layer="layout" svg:width="4.042cm" svg:height="0.865cm" svg:x="12.199cm" svg:y="22.868cm">
          <draw:image xlink:href="Pictures/100000000000009A00000022DCB474FE.png" xlink:type="simple" xlink:show="embed" xlink:actuate="onLoad">
            <text:p/>
          </draw:image>
        </draw:frame>
        <draw:custom-shape draw:style-name="gr1" draw:text-style-name="P2" draw:layer="layout" svg:width="3.63cm" svg:height="1.32cm" svg:x="39.1cm" svg:y="-13.97cm">
          <text:p text:style-name="P1"><text:span text:style-name="T1">Not b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3.632cm" svg:height="1.322cm" svg:x="6.715cm" svg:y="23.098cm">
          <draw:image xlink:href="Pictures/100000000000008A00000033E4BAECF8.png" xlink:type="simple" xlink:show="embed" xlink:actuate="onLoad">
            <text:p/>
          </draw:image>
        </draw:frame>
        <draw:frame draw:style-name="gr2" draw:text-style-name="P1" draw:layer="layout" svg:width="3.632cm" svg:height="1.322cm" svg:x="7.275cm" svg:y="14.919cm">
          <draw:image xlink:href="Pictures/100000000000008A000000339959B7D2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annon</meta:initial-creator>
    <meta:creation-date>2010-06-15T11:40:34</meta:creation-date>
    <dc:date>2011-10-21T16:26:19</dc:date>
    <dc:creator>Bob Cannon</dc:creator>
    <meta:editing-duration>PT7H23M16S</meta:editing-duration>
    <meta:editing-cycles>9</meta:editing-cycles>
    <meta:generator>LibreOffice/3.4$Unix LibreOffice_project/340m1$Build-302</meta:generator>
    <meta:document-statistic meta:object-count="25"/>
  </office:meta>
</office:document-meta>
</file>